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normal" officeooo:rsid="0004c96e" officeooo:paragraph-rsid="0004c96e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04c96e" officeooo:paragraph-rsid="0004c96e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bold" officeooo:rsid="0004c96e" officeooo:paragraph-rsid="0004c96e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24pt" fo:font-weight="bold" officeooo:rsid="0004c96e" officeooo:paragraph-rsid="0004c96e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0pt" fo:font-weight="bold" officeooo:rsid="0004c96e" officeooo:paragraph-rsid="0004c96e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04c96e" officeooo:paragraph-rsid="0004c96e" style:font-size-asian="35pt" style:font-weight-asian="bold" style:font-size-complex="40pt" style:font-weight-complex="bold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thentication</text:p>
      <text:p text:style-name="P4">POST /login</text:p>
      <text:p text:style-name="P5">Request:</text:p>
      <text:p text:style-name="P5"/>
      <text:p text:style-name="P1">Only JSON</text:p>
      <text:p text:style-name="P1">Logs a user into the system.</text:p>
      <text:p text:style-name="P1">Requires fields “username” and “password”</text:p>
      <text:p text:style-name="P5">Response:</text:p>
      <text:p text:style-name="P3"/>
      <text:p text:style-name="P2">JSON with fields “status” and “description” if error<text:line-break/>Status is 200 if authentication was successful</text:p>
      <text:p text:style-name="P2"/>
      <text:p text:style-name="P4">POST /register</text:p>
      <text:p text:style-name="P5">Request:</text:p>
      <text:p text:style-name="P5"/>
      <text:p text:style-name="P1">Only JSON</text:p>
      <text:p text:style-name="P1">Registers a user into the system.</text:p>
      <text:p text:style-name="P1">Requires fields “username”, “email”, “password” and “confirm”</text:p>
      <text:p text:style-name="P5">Response:</text:p>
      <text:p text:style-name="P3"/>
      <text:p text:style-name="P2">JSON with fields “status” and “description” if error<text:line-break/>Status is 200 if request was successful</text:p>
      <text:p text:style-name="P2"/>
      <text:p text:style-name="P4">POST /logout</text:p>
      <text:p text:style-name="P5">Request:</text:p>
      <text:p text:style-name="P5"/>
      <text:p text:style-name="P1">Logs a user out of the system</text:p>
      <text:p text:style-name="P5">Response:</text:p>
      <text:p text:style-name="P3"/>
      <text:p text:style-name="P2">JSON with fields “status” and “description” if error<text:line-break/>Status is 200 if request was successful</text:p>
      <text:p text:style-name="P4"><text:soft-page-break/>GET /whoami</text:p>
      <text:p text:style-name="P5">Request:</text:p>
      <text:p text:style-name="P1">Gets user name</text:p>
      <text:p text:style-name="P5">Response:</text:p>
      <text:p text:style-name="P2">JSON with fields “status”, “unauthenticated” and “username” if authenticated<text:line-break/>Status is 200 if request was successful</text:p>
      <text:p text:style-name="P2"/>
      <text:p text:style-name="P4">POST /changepassword</text:p>
      <text:p text:style-name="P5">Request:</text:p>
      <text:p text:style-name="P5"/>
      <text:p text:style-name="P1">Only JSON</text:p>
      <text:p text:style-name="P1">Changes a user’s password</text:p>
      <text:p text:style-name="P1">Requires fields “username”, “current”, “password” and “confirm”</text:p>
      <text:p text:style-name="P5">Response:</text:p>
      <text:p text:style-name="P3"/>
      <text:p text:style-name="P2">JSON with fields “status” and “description” if error<text:line-break/>Status is 200 if request was success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Email</text:p>
      <text:p text:style-name="P4">GET /me/email</text:p>
      <text:p text:style-name="P5">Request:</text:p>
      <text:p text:style-name="P1">Gets current user’s email</text:p>
      <text:p text:style-name="P5">Response:</text:p>
      <text:p text:style-name="P5"/>
      <text:p text:style-name="P5"><text:span text:style-name="T1">JSON with fields “status” and “description” if error, otherwise “data” if successful<text:line-break/>Status is 200 if request was successful</text:span></text:p>
      <text:p text:style-name="P5"><text:span text:style-name="T1"/></text:p>
      <text:p text:style-name="P4">POST /me/email</text:p>
      <text:p text:style-name="P5">Request:</text:p>
      <text:p text:style-name="P1">Sets current user’s email</text:p>
      <text:p text:style-name="P5">Response:</text:p>
      <text:p text:style-name="P5"/>
      <text:p text:style-name="P5"><text:span text:style-name="T1">JSON with fields “status” and “description” if error<text:line-break/>Status is 200 if request was successfu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Private Data</text:p>
      <text:p text:style-name="P4">GET /me/privatedata</text:p>
      <text:p text:style-name="P5">Request:</text:p>
      <text:p text:style-name="P1">Gets current user’s private data</text:p>
      <text:p text:style-name="P5">Response:</text:p>
      <text:p text:style-name="P2">JSON with fields “status” and “description” if error, otherwise “data” if successful<text:line-break/>Status is 200 if request was successful</text:p>
      <text:p text:style-name="P2"><text:span text:style-name="T1"/></text:p>
      <text:p text:style-name="P4">POST /me/privatedata</text:p>
      <text:p text:style-name="P5">Request:</text:p>
      <text:p text:style-name="P1">JSON only</text:p>
      <text:p text:style-name="P1">Sets current user’s private data</text:p>
      <text:p text:style-name="P1">Private data is set to request body</text:p>
      <text:p text:style-name="P5">Response:</text:p>
      <text:p text:style-name="P2">JSON with fields “status” and “description” if error<text:line-break/>Status is 200 if request was successful</text:p>
      <text:p text:style-name="P2"/>
      <text:p text:style-name="P4">UPDATE /me/privatedata</text:p>
      <text:p text:style-name="P5">Request:</text:p>
      <text:p text:style-name="P1">JSON only</text:p>
      <text:p text:style-name="P1">Updates current user’s private data</text:p>
      <text:p text:style-name="P1">Changes to private data are in request body</text:p>
      <text:p text:style-name="P5">Response:</text:p>
      <text:p text:style-name="P3"/>
      <text:p text:style-name="P2">JSON with fields “status” and “description” if error, otherwise “data” if successful</text:p>
      <text:p text:style-name="P2"><text:line-break/>Status is 200 if request was successful</text:p>
      <text:p text:style-name="P2"><text:span text:style-name="T1"/></text:p>
      <text:p text:style-name="P2"><text:span text:style-name="T1"/></text:p>
      <text:p text:style-name="P2"><text:span text:style-name="T1"/></text:p>
      <text:p text:style-name="P6"><text:soft-page-break/>Public Data</text:p>
      <text:p text:style-name="P4">GET /users/&lt;username&gt;/publicdata</text:p>
      <text:p text:style-name="P5">Request:</text:p>
      <text:p text:style-name="P1">Gets a user’s public data</text:p>
      <text:p text:style-name="P5">Response:</text:p>
      <text:p text:style-name="P2">JSON with fields “status” and “description” if error, otherwise “data” if successful<text:line-break/>Status is 200 if request was successful</text:p>
      <text:p text:style-name="P2"/>
      <text:p text:style-name="P2"/>
      <text:p text:style-name="P4">GET /me/publicdata</text:p>
      <text:p text:style-name="P5">Request:</text:p>
      <text:p text:style-name="P1">Gets current user’s public data</text:p>
      <text:p text:style-name="P5">Response:</text:p>
      <text:p text:style-name="P2">JSON with fields “status” and “description” if error, otherwise “data” if successful<text:line-break/>Status is 200 if request was successful</text:p>
      <text:p text:style-name="P2"><text:span text:style-name="T1"/></text:p>
      <text:p text:style-name="P4">POST /me/publicdata</text:p>
      <text:p text:style-name="P5">Request:</text:p>
      <text:p text:style-name="P1">JSON only</text:p>
      <text:p text:style-name="P1">Sets current user’s public data</text:p>
      <text:p text:style-name="P1">publicdata is set to request body</text:p>
      <text:p text:style-name="P5">Response:</text:p>
      <text:p text:style-name="P3"/>
      <text:p text:style-name="P2">JSON with fields “status” and “description” if error<text:line-break/>Status is 200 if request was successful</text:p>
      <text:p text:style-name="P4">UPDATE /me/publicdata</text:p>
      <text:p text:style-name="P5">Request:</text:p>
      <text:p text:style-name="P1">JSON only</text:p>
      <text:p text:style-name="P1">Updates current user’s public data</text:p>
      <text:p text:style-name="P1"><text:soft-page-break/>Changes to publicdata are in request body</text:p>
      <text:p text:style-name="P5">Response:</text:p>
      <text:p text:style-name="P3"/>
      <text:p text:style-name="P2">JSON with fields “status” and “description” if error, otherwise “data” if successful<text:line-break/>Status is 200 if request was successfu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7:26:02.439846616</meta:creation-date>
    <dc:date>2023-06-21T07:51:28.335108448</dc:date>
    <meta:editing-duration>PT25M27S</meta:editing-duration>
    <meta:editing-cycles>1</meta:editing-cycles>
    <meta:document-statistic meta:table-count="0" meta:image-count="0" meta:object-count="0" meta:page-count="6" meta:paragraph-count="89" meta:word-count="427" meta:character-count="2816" meta:non-whitespace-character-count="2477"/>
    <meta:generator>LibreOffice/7.5.2.2$Linux_X86_64 LibreOffice_project/50$Build-2</meta:generator>
  </office:meta>
</office:document-meta>
</file>